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14pt" style:text-underline-style="solid" style:text-underline-width="auto" style:text-underline-color="font-color" style:font-size-asian="14pt" style:font-size-complex="14pt"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  <style:text-properties fo:font-size="14pt" style:text-underline-style="solid" style:text-underline-width="auto" style:text-underline-color="font-color" style:font-size-asian="14pt" style:font-size-complex="14pt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rl-tb"/>
      <style:text-properties fo:font-size="14pt" style:text-underline-style="none" style:font-size-asian="14pt" style:font-size-complex="14pt" style:language-complex="he" style:country-complex="IL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fo:font-size="14pt" style:text-underline-style="none" style:font-size-asian="14pt" style:font-size-complex="14pt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rl-tb"/>
      <style:text-properties fo:font-size="14pt" fo:language="en" fo:country="US" style:text-underline-style="none" style:font-size-asian="14pt" style:font-size-complex="14pt" style:language-complex="he" style:country-complex="IL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fo:font-size="14pt" fo:language="en" fo:country="US" style:text-underline-style="none" style:font-size-asian="14pt" style:font-size-complex="14pt" style:language-complex="he" style:country-complex="IL"/>
    </style:style>
    <style:style style:name="P7" style:family="paragraph" style:parent-style-name="Standard" style:list-style-name="L2">
      <style:paragraph-properties fo:text-align="end" style:justify-single-word="false" style:writing-mode="rl-tb"/>
      <style:text-properties fo:font-size="14pt" fo:language="en" fo:country="US" style:text-underline-style="none" style:font-size-asian="14pt" style:font-size-complex="14pt" style:language-complex="he" style:country-complex="IL"/>
    </style:style>
    <style:style style:name="P8" style:family="paragraph" style:parent-style-name="Standard" style:list-style-name="L3">
      <style:paragraph-properties fo:text-align="end" style:justify-single-word="false" style:writing-mode="rl-tb"/>
      <style:text-properties fo:font-size="14pt" fo:language="en" fo:country="US" style:text-underline-style="none" style:font-size-asian="14pt" style:font-size-complex="14pt" style:language-complex="he" style:country-complex="IL"/>
    </style:style>
    <style:style style:name="P9" style:family="paragraph" style:parent-style-name="Standard" style:list-style-name="L4">
      <style:paragraph-properties fo:text-align="end" style:justify-single-word="false" style:writing-mode="rl-tb"/>
      <style:text-properties fo:font-size="14pt" fo:language="en" fo:country="US" style:text-underline-style="none" style:font-size-asian="14pt" style:font-size-complex="14pt" style:language-complex="he" style:country-complex="IL"/>
    </style:style>
    <style:style style:name="P10" style:family="paragraph" style:parent-style-name="Standard">
      <style:paragraph-properties fo:text-align="end" style:justify-single-word="false" style:writing-mode="rl-tb"/>
      <style:text-properties fo:font-size="14pt" fo:language="en" fo:country="US" style:text-underline-style="solid" style:text-underline-width="auto" style:text-underline-color="font-color" style:font-size-asian="14pt" style:font-size-complex="14pt" style:language-complex="he" style:country-complex="IL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אפיון צד לקוח של מערכת מסחר חברת איירסופט:</text:p>
      <text:p text:style-name="P2"/>
      <text:p text:style-name="P2">סקירת מערכת:</text:p>
      <text:p text:style-name="P2"/>
      <text:p text:style-name="P3">מערכת מורכבת מ 4 מסכים העיקרים:</text:p>
      <text:list xml:id="list1207501857753322489" text:style-name="L1">
        <text:list-item>
          <text:p text:style-name="P4">מסך לוג אין למערכת</text:p>
        </text:list-item>
        <text:list-item>
          <text:p text:style-name="P4">מסך בחירת פלטפורמט מסחר – <text:span text:style-name="T1">cfd או binary</text:span></text:p>
        </text:list-item>
        <text:list-item>
          <text:p text:style-name="P6">מסך מסחר cfd</text:p>
        </text:list-item>
        <text:list-item>
          <text:p text:style-name="P6">מסך מסחר binary</text:p>
        </text:list-item>
        <text:list-item>
          <text:p text:style-name="P6">מסך הפקדה - deposit </text:p>
        </text:list-item>
      </text:list>
      <text:p text:style-name="P5"/>
      <text:p text:style-name="P10">טכנולוגיות אשר נעשה בהם שימוש:</text:p>
      <text:p text:style-name="P5">highcharts, Angular, jquery, bootstrap, websocket – socket.io, workers</text:p>
      <text:p text:style-name="P5"/>
      <text:p text:style-name="P10">בעיות עכשויות:</text:p>
      <text:list xml:id="list1609640545161705237" text:style-name="L3">
        <text:list-item>
          <text:p text:style-name="P8">הרכבת צד לקוח על ידי צד שרת באמצעות Jelix Framework </text:p>
        </text:list-item>
        <text:list-item>
          <text:p text:style-name="P8">טעויות רנדור </text:p>
        </text:list-item>
        <text:list-item>
          <text:p text:style-name="P8">חוסר תאום בין צד לקוח לצד שרת</text:p>
        </text:list-item>
        <text:list-item>
          <text:p text:style-name="P8">חוסר גיבוי לעבודת אופליין</text:p>
        </text:list-item>
        <text:list-item>
          <text:p text:style-name="P8">תצוגת גרפים של מערכת בצורה נמוכה </text:p>
        </text:list-item>
        <text:list-item>
          <text:p text:style-name="P8">ריכוז סוגי קוד בקובץ אחד</text:p>
        </text:list-item>
        <text:list-item>
          <text:p text:style-name="P8">חוסר מודלריות של מערכת קבצים וגם של קוד עצמו</text:p>
        </text:list-item>
        <text:list-item>
          <text:p text:style-name="P8">חוסר מערכת בדיקת פונקציונאליות.</text:p>
        </text:list-item>
      </text:list>
      <text:p text:style-name="P5"/>
      <text:p text:style-name="P10">תוכנית עבודה:</text:p>
      <text:list xml:id="list319454311489803925" text:style-name="L4">
        <text:list-item>
          <text:p text:style-name="P9">ניתוק תלות של צד לקוח בצד שרת על ידי הפיכת צד הלקוח ליחידה עצמאית</text:p>
        </text:list-item>
        <text:list-item>
          <text:p text:style-name="P9">שיכתוב קוד בצורה מודולרית</text:p>
        </text:list-item>
        <text:list-item>
          <text:p text:style-name="P9">הוספת היררכיה למערכת קבצים על פי היררכיית קוד</text:p>
        </text:list-item>
        <text:list-item>
          <text:p text:style-name="P9">החלפת תצוגת גרפים של מערכת</text:p>
        </text:list-item>
        <text:list-item>
          <text:p text:style-name="P9">הוספת אפשרות גיבוי נתונים לצורך עבודה אופליין</text:p>
        </text:list-item>
        <text:list-item>
          <text:p text:style-name="P9">הוספת מערכת בדיקת פונקציונאליות</text:p>
        </text:list-item>
        <text:list-item>
          <text:p text:style-name="P9">כתיבת מסמכי איפיון. </text:p>
        </text:list-item>
        <text:list-item>
          <text:p text:style-name="P9"/>
        </text:list-item>
      </text:list>
      <text:p text:style-name="P10">הערות:</text:p>
      <text:p text:style-name="P5">לפי הערכתי הגסה:</text:p>
      <text:list xml:id="list1448611247503523450" text:style-name="L2">
        <text:list-item>
          <text:p text:style-name="P7">שכתוב מסך מסחר cfd <text:s/>– ארבע שבועות.</text:p>
        </text:list-item>
        <text:list-item>
          <text:p text:style-name="P7">החלפת מערכת גרפים – שבועיים.</text:p>
        </text:list-item>
        <text:list-item>
          <text:p text:style-name="P7">שכתוב מסך מסחר binary – שבועיים.</text:p>
        </text:list-item>
        <text:list-item>
          <text:p text:style-name="P7">כתיבת מערכת טסטים פונקציונאלים – שבועיים.</text:p>
        </text:list-item>
        <text:list-item>
          <text:p text:style-name="P7">כתיבת מסמכים – שבוע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33S</meta:editing-duration>
    <meta:editing-cycles>5</meta:editing-cycles>
    <meta:generator>OpenOffice/4.1.3$Win32 OpenOffice.org_project/413m1$Build-9783</meta:generator>
    <dc:date>2017-05-10T08:52:43.96</dc:date>
    <meta:document-statistic meta:table-count="0" meta:image-count="0" meta:object-count="0" meta:page-count="1" meta:paragraph-count="34" meta:word-count="204" meta:character-count="1011"/>
    <meta:user-defined meta:name="Info 1"/>
    <meta:user-defined meta:name="Info 2"/>
    <meta:user-defined meta:name="Info 3"/>
    <meta:user-defined meta:name="Info 4"/>
  </office:meta>
</office:document-meta>
</file>